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color="#000000" fo:font-size="6pt" fo:background-color="transparent" style:font-size-asian="6pt" style:font-size-complex="6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1-QMBHWTunne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4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5" draw:start-glue-point="4" draw:end-shape="id23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4" draw:start-glue-point="5" draw:end-shape="id25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6" draw:end-glue-point="8" svg:d="M40751 109101c0-22069 665-7356 665-29427" svg:viewBox="0 0 666 29428">
          <text:p text:style-name="P9"><text:span text:style-name="T3">Reset</text:span></text:p>
        </draw:connector>
        <draw:g xml:id="id27" draw:id="id27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7" draw:start-glue-point="0" draw:end-shape="id28" draw:end-glue-point="8" svg:d="M43550 82000l-299-1299" svg:viewBox="0 0 300 1300">
          <text:p/>
        </draw:connector>
        <draw:g xml:id="id29" draw:id="id29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29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0" draw:id="id30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0" draw:start-glue-point="1" draw:end-shape="id31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2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1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1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1" draw:id="id31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3" draw:id="id33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3" draw:end-shape="id34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1" draw:start-glue-point="10" draw:end-shape="id34" draw:end-glue-point="6" svg:d="M17400 71050l2200-100" svg:viewBox="0 0 2201 101">
          <text:p text:style-name="P9"><text:span text:style-name="T3">Indexed</text:span></text:p>
        </draw:connector>
        <draw:g xml:id="id39" draw:id="id39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4" draw:start-glue-point="10" draw:end-shape="id35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6" draw:start-glue-point="10" draw:end-shape="id37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7" draw:start-glue-point="10" draw:end-shape="id38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8" draw:start-glue-point="10" draw:end-shape="id32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39" draw:start-glue-point="2" draw:end-shape="id36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0" draw:start-glue-point="2" draw:end-shape="id37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1" draw:start-glue-point="2" draw:end-shape="id38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2" draw:start-glue-point="2" draw:end-shape="id32" draw:end-glue-point="10" svg:d="M33450 69500l-4250 1250" svg:viewBox="0 0 4251 1251">
          <text:p/>
        </draw:connector>
        <draw:g xml:id="id41" draw:id="id41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0" draw:id="id40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6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8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2" draw:end-glue-point="8" svg:d="M39201 107199l-10251-36199" svg:viewBox="0 0 10252 36200">
          <text:p/>
        </draw:connector>
        <draw:custom-shape draw:style-name="gr5" draw:text-style-name="P6" xml:id="id34" draw:id="id34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2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8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28.773cm" svg:y1="84.573cm" svg:x2="94.301cm" svg:y2="23.899cm" draw:start-shape="id25" draw:start-glue-point="5" draw:end-shape="id43" draw:end-glue-point="4" svg:d="M28773 84573c0-57607 65528-27271 65528-60674" svg:viewBox="0 0 65529 60675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6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94" draw:id="id94">
          <draw:g>
            <draw:custom-shape draw:style-name="gr16" draw:text-style-name="P10" draw:layer="ConfigLayout" svg:width="0.8cm" svg:height="0.3cm" svg:x="106.4cm" svg:y="21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Shift</text:span><text:span text:style-name="T3">,Move</text:span><text:span text:style-name="T3">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5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5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6" draw:id="id26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6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5" draw:id="id25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3" draw:start-glue-point="5" draw:end-shape="id56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5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7" draw:id="id57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7" draw:start-glue-point="10" draw:end-shape="id58" draw:end-glue-point="5" svg:d="M87800 38050l2098-50" svg:viewBox="0 0 2099 51">
          <text:p/>
        </draw:connector>
        <draw:g xml:id="id80" draw:id="id8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15.964cm" svg:x1="27.401cm" svg:y1="28.197cm" svg:x2="55.601cm" svg:y2="10.799cm" draw:start-shape="id59" draw:start-glue-point="7" draw:end-shape="id60" draw:end-glue-point="6" svg:d="M27401 28197c0-17791 28200-9093 28200-17398" svg:viewBox="0 0 28201 17399">
          <text:p/>
        </draw:connector>
        <draw:custom-shape draw:style-name="gr5" draw:text-style-name="P6" xml:id="id61" draw:id="id61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26.1cm" svg:y1="23.85cm" svg:x2="27.401cm" svg:y2="23.799cm" draw:start-shape="id61" draw:start-glue-point="10" draw:end-shape="id59" draw:end-glue-point="6" svg:d="M26100 23850l1301-51" svg:viewBox="0 0 1302 52">
          <text:p/>
        </draw:connector>
        <draw:connector draw:style-name="gr39" draw:text-style-name="P14" draw:layer="layout" draw:type="curve" svg:x1="65.698cm" svg:y1="10.798cm" svg:x2="27.45cm" svg:y2="23.498cm" draw:start-shape="id60" draw:start-glue-point="4" draw:end-shape="id59" draw:end-glue-point="0" svg:d="M65698 10798c0 9678-38248 3328-38248 12700" svg:viewBox="0 0 38249 12701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9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3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29.9cm" svg:y1="23.799cm" svg:x2="27.401cm" svg:y2="23.799cm" draw:start-shape="id62" draw:start-glue-point="3" draw:end-shape="id59" draw:end-glue-point="6" svg:d="M29900 23799h-2499" svg:viewBox="0 0 2500 1">
          <text:p/>
        </draw:connector>
        <draw:connector draw:style-name="gr38" draw:text-style-name="P7" draw:layer="layout" draw:type="line" svg:x1="23.7cm" svg:y1="23.799cm" svg:x2="25.6cm" svg:y2="23.85cm" draw:start-shape="id63" draw:start-glue-point="1" draw:end-shape="id61" draw:end-glue-point="6" svg:d="M23700 23799l1900 51" svg:viewBox="0 0 1901 52">
          <text:p/>
        </draw:connector>
        <draw:g xml:id="id63" draw:id="id63">
          <draw:g>
            <draw:custom-shape draw:style-name="gr16" draw:text-style-name="P10" draw:layer="layout" svg:width="0.8cm" svg:height="0.3cm" svg:x="20.4cm" svg:y="2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3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3">1.049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53.4cm" svg:y1="9.947cm" svg:x2="55.601cm" svg:y2="10.799cm" draw:start-shape="id64" draw:end-shape="id60" draw:end-glue-point="6" svg:d="M53400 9947l2201 852" svg:viewBox="0 0 2202 853">
          <text:p/>
        </draw:connector>
        <draw:connector draw:style-name="gr38" draw:text-style-name="P7" draw:layer="layout" draw:type="line" svg:x1="67.2cm" svg:y1="10.349cm" svg:x2="65.698cm" svg:y2="10.798cm" draw:start-shape="id65" draw:end-shape="id60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63.6cm" svg:y1="1.849cm" svg:x2="60.698cm" svg:y2="3cm" draw:start-shape="id66" draw:start-glue-point="3" draw:end-shape="id60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7" draw:id="id67" draw:layer="layout" svg:width="0.5cm" svg:height="0.5cm" svg:x="51.3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51.8cm" svg:y1="20.75cm" svg:x2="53.301cm" svg:y2="20.701cm" draw:start-shape="id67" draw:start-glue-point="10" draw:end-shape="id68" draw:end-glue-point="6" svg:d="M51800 20750l1501-49" svg:viewBox="0 0 1502 50">
          <text:p/>
        </draw:connector>
        <draw:g xml:id="id69" draw:id="id69">
          <draw:g>
            <draw:custom-shape draw:style-name="gr16" draw:text-style-name="P10" draw:layer="layout" svg:width="0.8cm" svg:height="0.3cm" svg:x="55.9cm" svg:y="20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55.9cm" svg:y1="20.699cm" svg:x2="53.301cm" svg:y2="20.701cm" draw:start-shape="id69" draw:start-glue-point="3" draw:end-shape="id68" draw:end-glue-point="6" svg:d="M55900 20699l-2599 2" svg:viewBox="0 0 2600 3">
          <text:p/>
        </draw:connector>
        <draw:connector draw:style-name="gr38" draw:text-style-name="P7" draw:layer="layout" draw:type="line" svg:x1="49.6cm" svg:y1="20.701cm" svg:x2="51.3cm" svg:y2="20.75cm" draw:start-shape="id70" draw:start-glue-point="1" draw:end-shape="id67" draw:end-glue-point="6" svg:d="M49600 20701l1700 49" svg:viewBox="0 0 1701 50">
          <text:p/>
        </draw:connector>
        <draw:g xml:id="id70" draw:id="id70">
          <draw:g>
            <draw:custom-shape draw:style-name="gr16" draw:text-style-name="P10" draw:layer="layout" svg:width="0.8cm" svg:height="0.3cm" svg:x="46.3cm" svg:y="2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1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6.3cm" svg:y="2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1cm" svg:y="20.4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6.3cm" svg:y="2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8.5cm" svg:y="2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3cm" svg:y="21.0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4cm" svg:y="2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6.74cm 4.851cm" svg:x1="53.301cm" svg:y1="25.099cm" svg:x2="55.601cm" svg:y2="10.799cm" draw:start-shape="id68" draw:start-glue-point="7" draw:end-shape="id60" draw:end-glue-point="6" svg:d="M53301 25099c0-3955-426-3296-1032-5882s-1394-8418 3332-8418" svg:viewBox="0 0 3792 14301">
          <text:p/>
        </draw:connector>
        <draw:connector draw:style-name="gr39" draw:text-style-name="P14" draw:layer="layout" draw:type="curve" svg:x1="65.698cm" svg:y1="10.798cm" svg:x2="53.35cm" svg:y2="20.4cm" draw:start-shape="id60" draw:start-glue-point="4" draw:end-shape="id68" draw:end-glue-point="0" svg:d="M65698 10798c0 7354-12348 2554-12348 9602" svg:viewBox="0 0 12349 9603">
          <text:p text:style-name="P9"><text:span text:style-name="T8">Key</text:span></text:p>
        </draw:connector>
        <draw:g xml:id="id43" draw:id="id4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g>
            <draw:custom-shape draw:style-name="gr16" draw:text-style-name="P10" draw:layer="layout" svg:width="0.8cm" svg:height="0.3cm" svg:x="101.601cm" svg:y="13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101.601cm" svg:y1="14.301cm" svg:x2="99.301cm" svg:y2="16.101cm" draw:start-shape="id71" draw:start-glue-point="3" draw:end-shape="id43" draw:end-glue-point="6" svg:d="M101601 14301l-2300 1800" svg:viewBox="0 0 2301 1801">
          <text:p/>
        </draw:connector>
        <draw:connector draw:style-name="gr28" draw:text-style-name="P14" draw:layer="layout" draw:type="curve" draw:line-skew="-8.768cm" svg:x1="99.301cm" svg:y1="20.499cm" svg:x2="55.601cm" svg:y2="10.799cm" draw:start-shape="id43" draw:start-glue-point="7" draw:end-shape="id60" draw:end-glue-point="6" svg:d="M99301 20499c0-6997-43700-2148-43700-9700" svg:viewBox="0 0 43701 9701">
          <text:p/>
        </draw:connector>
        <draw:connector draw:style-name="gr39" draw:text-style-name="P14" draw:layer="layout" draw:type="curve" svg:x1="65.698cm" svg:y1="10.798cm" svg:x2="99.35cm" svg:y2="15.8cm" draw:start-shape="id60" draw:start-glue-point="4" draw:end-shape="id43" draw:end-glue-point="0" svg:d="M65698 10798c0 3904 33652 1404 33652 5002" svg:viewBox="0 0 33653 5003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5" draw:start-glue-point="5" draw:end-shape="id59" draw:end-glue-point="4" svg:d="M28773 84573c0-45114-6372-18626-6372-52976" svg:viewBox="0 0 6373 52977">
          <text:p/>
        </draw:connector>
        <draw:g xml:id="id72" draw:id="id72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20.35cm" svg:y1="32.598cm" svg:x2="22.401cm" svg:y2="31.597cm" draw:start-shape="id72" draw:start-glue-point="0" draw:end-shape="id59" draw:end-glue-point="4" svg:d="M20350 32598l2051-1001" svg:viewBox="0 0 2052 1002">
          <text:p/>
        </draw:connector>
        <draw:g xml:id="id73" draw:id="id73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3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28.773cm" svg:y1="84.573cm" svg:x2="48.301cm" svg:y2="28.499cm" draw:start-shape="id25" draw:start-glue-point="5" draw:end-shape="id68" draw:end-glue-point="4" svg:d="M28773 84573c0-41958 19528-13921 19528-56074" svg:viewBox="0 0 19529 56075">
          <text:p/>
        </draw:connector>
        <draw:connector draw:style-name="gr28" draw:text-style-name="P14" draw:layer="layout" draw:type="curve" svg:x1="58.399cm" svg:y1="28.499cm" svg:x2="43.6cm" svg:y2="36.45cm" draw:start-shape="id68" draw:start-glue-point="5" draw:end-shape="id56" draw:end-glue-point="10" svg:d="M58399 28499c0 5301-4933 7951-14799 7951" svg:viewBox="0 0 14800 7952">
          <text:p/>
        </draw:connector>
        <draw:g xml:id="id74" draw:id="id74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4" draw:end-shape="id56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59" draw:start-glue-point="0" draw:end-shape="id75" draw:end-glue-point="4" svg:d="M27450 23498c0-751 13302-7103 13302 12703" svg:viewBox="0 0 13303 14263">
          <text:p/>
        </draw:connector>
        <draw:g xml:id="id76" draw:id="id76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6" draw:start-glue-point="1" draw:end-shape="id75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1.002cm" svg:y1="36.451cm" svg:x2="52.602cm" svg:y2="57.3cm" draw:start-shape="id75" draw:start-glue-point="10" draw:end-shape="id46" draw:end-glue-point="4" svg:d="M41002 36451c8550 0 2750 20849 11600 20849" svg:viewBox="0 0 11601 20850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5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7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0" draw:end-glue-point="6" svg:d="M40751 109101c0-55689 14850-6538 14850-98302" svg:viewBox="0 0 14851 98303">
          <text:p text:style-name="P9"><text:span text:style-name="T3">Reset</text:span></text:p>
        </draw:connector>
        <draw:connector draw:style-name="gr28" draw:text-style-name="P14" draw:layer="layout" draw:type="curve" draw:line-skew="8.999cm" svg:x1="43.501cm" svg:y1="80.451cm" svg:x2="84.801cm" svg:y2="45.799cm" draw:start-shape="id28" draw:start-glue-point="10" draw:end-shape="id58" draw:end-glue-point="6" svg:d="M43501 80451c44323 0 23674-34652 41300-34652" svg:viewBox="0 0 41301 34653">
          <text:p/>
        </draw:connector>
        <draw:g xml:id="id58" draw:id="id58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8" draw:start-glue-point="3" draw:end-shape="id58" draw:end-glue-point="5" svg:d="M92100 37801l-2202 199" svg:viewBox="0 0 2203 200">
          <text:p/>
        </draw:connector>
        <draw:g xml:id="id89" draw:id="id89">
          <draw:g>
            <draw:custom-shape draw:style-name="gr16" draw:text-style-name="P10" draw:layer="ConfigLayout" svg:width="0.8cm" svg:height="0.3cm" svg:x="96.7cm" svg:y="43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8" draw:id="id78">
          <draw:g>
            <draw:custom-shape draw:style-name="gr16" draw:text-style-name="P10" draw:layer="ConfigLayout" svg:width="0.8cm" svg:height="0.3cm" svg:x="92.1cm" svg:y="3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3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7" draw:id="id87">
          <draw:g>
            <draw:custom-shape draw:style-name="gr16" draw:text-style-name="P10" draw:layer="ConfigLayout" svg:width="0.8cm" svg:height="0.3cm" svg:x="82.1cm" svg:y="37.1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3">-0.0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9" draw:text-style-name="P14" draw:layer="layout" draw:type="curve" draw:line-skew="-6.02cm" svg:x1="65.698cm" svg:y1="10.798cm" svg:x2="89.85cm" svg:y2="37.7cm" draw:start-shape="id60" draw:start-glue-point="4" draw:end-shape="id58" draw:end-glue-point="0" svg:d="M65698 10798c0 11299 24152-2151 24152 26902" svg:viewBox="0 0 24153 26903">
          <text:p text:style-name="P9"><text:span text:style-name="T8">Key</text:span></text:p>
        </draw:connector>
        <draw:g xml:id="id81" draw:id="id81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79" draw:start-glue-point="3" draw:end-shape="id80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1" draw:start-glue-point="1" draw:end-shape="id80" draw:end-glue-point="6" svg:d="M96000 55751l1401 1348" svg:viewBox="0 0 1402 1349">
          <text:p/>
        </draw:connector>
        <draw:g xml:id="id82" draw:id="id82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2" draw:start-glue-point="3" draw:end-shape="id80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3" draw:id="id83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4" draw:id="id84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3" draw:start-glue-point="1" draw:end-shape="id84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4" draw:start-glue-point="8" draw:end-shape="id7" svg:d="M83450 96901l800 1702" svg:viewBox="0 0 801 1703">
          <text:p/>
        </draw:connector>
        <draw:g xml:id="id91" draw:id="id91">
          <draw:g>
            <draw:custom-shape draw:style-name="gr16" draw:text-style-name="P10" draw:layer="ConfigLayout" svg:width="0.8cm" svg:height="0.3cm" svg:x="58.4cm" svg:y="2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6" draw:start-glue-point="11" draw:end-shape="id43" draw:end-glue-point="6" svg:d="M21827 70373c0-38406 77474-11270 77474-54272" svg:viewBox="0 0 77475 54273">
          <text:p/>
        </draw:connector>
        <draw:g xml:id="id92" draw:id="id92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5" draw:start-glue-point="8" draw:end-shape="id20" draw:end-glue-point="4" svg:d="M40752 36701c0 28466-1384 42698-4153 42698" svg:viewBox="0 0 4154 42699">
          <text:p text:style-name="P9"><text:span text:style-name="T3">Active</text:span></text:p>
        </draw:connector>
        <draw:connector draw:style-name="gr15" draw:text-style-name="P10" draw:layer="ConfigLayout" draw:type="curve" svg:x1="40.752cm" svg:y1="36.701cm" svg:x2="41.239cm" svg:y2="79.247cm" draw:start-shape="id75" draw:start-glue-point="8" draw:end-shape="id26" draw:end-glue-point="5" svg:d="M40752 36701c0 31855 487 10583 487 42546" svg:viewBox="0 0 488 42547">
          <text:p text:style-name="P9"><text:span text:style-name="T3">Active</text:span></text:p>
        </draw:connector>
        <draw:connector draw:style-name="gr15" draw:text-style-name="P10" draw:layer="ConfigLayout" draw:type="curve" svg:x1="40.502cm" svg:y1="36.451cm" svg:x2="38.301cm" svg:y2="45.7cm" draw:start-shape="id75" draw:start-glue-point="6" draw:end-shape="id45" draw:end-glue-point="6" svg:d="M40502 36451c-4354 0-3254 9249-2201 9249" svg:viewBox="0 0 3151 9250">
          <text:p text:style-name="P9"><text:span text:style-name="T3">Active</text:span></text:p>
        </draw:connector>
        <draw:g xml:id="id88" draw:id="id88">
          <draw:g>
            <draw:custom-shape draw:style-name="gr16" draw:text-style-name="P10" draw:layer="ConfigLayout" svg:width="0.8cm" svg:height="0.3cm" svg:x="79.8cm" svg:y="44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5" draw:id="id85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5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5" draw:start-glue-point="8" draw:end-shape="id44" draw:end-glue-point="11" svg:d="M40752 36701c0 31857-1457 10583-1457 42548" svg:viewBox="0 0 1458 42549">
          <text:p text:style-name="P9"><text:span text:style-name="T3">Active</text:span></text:p>
        </draw:connector>
        <draw:custom-shape draw:style-name="gr5" draw:text-style-name="P18" xml:id="id35" draw:id="id35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099cm" svg:x2="21.1cm" svg:y2="72.55cm" draw:start-shape="id86" draw:start-glue-point="1" draw:end-shape="id35" draw:end-glue-point="6" svg:d="M14600 74099l6500-1549" svg:viewBox="0 0 6501 1550">
          <text:p/>
        </draw:connector>
        <draw:connector draw:style-name="gr11" draw:text-style-name="P10" draw:layer="ConfigLayout" draw:type="line" svg:x1="17.327cm" svg:y1="71.227cm" svg:x2="21.173cm" svg:y2="72.373cm" draw:start-shape="id31" draw:start-glue-point="9" draw:end-shape="id35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5" draw:start-glue-point="11" draw:end-shape="id36" draw:end-glue-point="7" svg:d="M21527 72373l-54-1646" svg:viewBox="0 0 55 1647">
          <text:p text:style-name="P9"><text:span text:style-name="T3">Transfer</text:span></text:p>
        </draw:connector>
        <draw:g xml:id="id86" draw:id="id86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1.9cm" svg:x="14.291cm" svg:y="7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0.867cm" svg:height="1.9cm" svg:x="6.4cm" svg:y="73.9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7.024cm" svg:height="1.9cm" svg:x="7.267cm" svg:y="73.9cm">
                <text:p text:style-name="P9"><text:span text:style-name="T3">Lev</text:span><text:span text:style-name="T10">el^</text:span><text:span text:style-name="T10"><text:a xlink:href="data:0,SimTime" xlink:type="simple">Data:0,SimTime</text:a></text:span><text:span text:style-name="T10">^Dat</text:span><text:span text:style-name="T3">a,ShiftOutput^Parameters,</text:span></text:p>
                <text:p text:style-name="P9"><text:span text:style-name="T3">AmplitudeReference^Parameters,AmplitudeOutput^Parameters,</text:span></text:p>
                <text:p text:style-name="P9"><text:span text:style-name="T3">CollectRef^Parameters,AtomOffsetRef^Parameters,Shift</text:span><text:span text:style-name="T3">Ref^Parameters,</text:span></text:p>
                <text:p text:style-name="P9"><text:span text:style-name="T3">Move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MoveOutput^Parameters,SimTime^Parameters,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6" draw:id="id96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8" draw:end-glue-point="6" svg:d="M28101 82751l14900-2300" svg:viewBox="0 0 14901 2301">
          <text:p text:style-name="P9"><text:span text:style-name="T11">1</text:span></text:p>
        </draw:connector>
        <draw:connector draw:style-name="gr11" draw:text-style-name="P19" draw:layer="layout" draw:type="line" svg:x1="29.2cm" svg:y1="84.75cm" svg:x2="43.074cm" svg:y2="80.628cm" draw:start-shape="id25" draw:start-glue-point="10" draw:end-shape="id28" draw:end-glue-point="7" svg:d="M29200 84750l13874-4122" svg:viewBox="0 0 13875 4123">
          <text:p text:style-name="P9"><text:span text:style-name="T11">0</text:span></text:p>
        </draw:connector>
        <draw:custom-shape draw:style-name="gr5" draw:text-style-name="P6" xml:id="id28" draw:id="id28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8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7" draw:id="id77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6" draw:id="id56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6" draw:start-glue-point="8" draw:end-shape="id45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5" draw:start-glue-point="10" draw:end-shape="id56" draw:end-glue-point="6" svg:d="M41002 36451l2098-1" svg:viewBox="0 0 2099 2">
          <text:p text:style-name="P9"><text:span text:style-name="T3">Transfer</text:span></text:p>
        </draw:connector>
        <draw:custom-shape draw:style-name="gr5" draw:text-style-name="P6" xml:id="id75" draw:id="id75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7" draw:start-glue-point="1" draw:end-shape="id57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8" draw:start-glue-point="1" draw:end-shape="id58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89" draw:start-glue-point="3" draw:end-shape="id58" draw:end-glue-point="4" svg:d="M96700 44799l-1802 999" svg:viewBox="0 0 1803 1000">
          <text:p/>
        </draw:connector>
        <draw:g xml:id="id90" draw:id="id90">
          <draw:g>
            <draw:custom-shape draw:style-name="gr16" draw:text-style-name="P10" draw:layer="ConfigLayout" svg:width="0.8cm" svg:height="0.3cm" svg:x="45.8cm" svg:y="26.1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6cm" svg:y="26.1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5.8cm" svg:y="26.1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47.45cm" svg:y1="26.498cm" svg:x2="48.301cm" svg:y2="28.499cm" draw:start-shape="id90" draw:start-glue-point="2" draw:end-shape="id68" draw:end-glue-point="4" svg:d="M47450 26498l851 2001" svg:viewBox="0 0 852 2002">
          <text:p/>
        </draw:connector>
        <draw:connector draw:style-name="gr38" draw:text-style-name="P7" draw:layer="ConfigLayout" draw:type="line" svg:x1="60.05cm" svg:y1="27.202cm" svg:x2="58.399cm" svg:y2="28.499cm" draw:start-shape="id91" draw:start-glue-point="2" draw:end-shape="id68" draw:end-glue-point="5" svg:d="M60050 27202l-1651 1297" svg:viewBox="0 0 1652 1298">
          <text:p/>
        </draw:connector>
        <draw:connector draw:style-name="gr38" draw:text-style-name="P7" draw:layer="ConfigLayout" draw:type="line" svg:x1="35.05cm" svg:y1="30.1cm" svg:x2="32.499cm" svg:y2="31.597cm" draw:start-shape="id92" draw:start-glue-point="2" draw:end-shape="id59" draw:end-glue-point="5" svg:d="M35050 30100l-2551 1497" svg:viewBox="0 0 2552 1498">
          <text:p/>
        </draw:connector>
        <draw:connector draw:style-name="gr38" draw:text-style-name="P7" draw:layer="ConfigLayout" draw:type="line" svg:x1="92.75cm" svg:y1="22.302cm" svg:x2="94.301cm" svg:y2="23.899cm" draw:start-shape="id93" draw:start-glue-point="2" draw:end-shape="id43" draw:end-glue-point="4" svg:d="M92750 22302l1551 1597" svg:viewBox="0 0 1552 1598">
          <text:p/>
        </draw:connector>
        <draw:g xml:id="id93" draw:id="id93">
          <draw:g>
            <draw:custom-shape draw:style-name="gr16" draw:text-style-name="P10" draw:layer="ConfigLayout" svg:width="0.8cm" svg:height="0.3cm" svg:x="91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106.4cm" svg:y1="22.77cm" svg:x2="104.399cm" svg:y2="23.899cm" draw:start-shape="id94" draw:start-glue-point="3" draw:end-shape="id43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4" draw:start-glue-point="10" draw:end-shape="id80" draw:end-glue-point="6" svg:d="M30201 86751c59323 0 25724-29652 67200-29652" svg:viewBox="0 0 67201 29653">
          <text:p/>
        </draw:connector>
        <draw:custom-shape draw:style-name="gr5" draw:text-style-name="P6" xml:id="id24" draw:id="id24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95" draw:start-glue-point="1" draw:end-shape="id24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0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7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59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8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4.9cm" svg:y1="82.501cm" svg:x2="27.601cm" svg:y2="82.751cm" draw:start-shape="id96" draw:start-glue-point="1" draw:end-shape="id23" draw:end-glue-point="6" svg:d="M24900 82501l2701 250" svg:viewBox="0 0 27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8" draw:id="id9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7" draw:id="id97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70.4cm" svg:y1="21.65cm" svg:x2="72.8cm" svg:y2="21.601cm" draw:start-shape="id97" draw:start-glue-point="10" draw:end-shape="id98" draw:end-glue-point="6" svg:d="M70400 21650l2400-49" svg:viewBox="0 0 2401 50">
          <text:p/>
        </draw:connector>
        <draw:g xml:id="id99" draw:id="id99">
          <draw:g>
            <draw:custom-shape draw:style-name="gr16" draw:text-style-name="P10" draw:layer="layout" svg:width="0.8cm" svg:height="0.3cm" svg:x="75.1cm" svg:y="21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75.1cm" svg:y1="21.601cm" svg:x2="72.8cm" svg:y2="21.601cm" draw:start-shape="id99" draw:start-glue-point="3" draw:end-shape="id98" draw:end-glue-point="6" svg:d="M75100 21601h-2300" svg:viewBox="0 0 2301 1">
          <text:p/>
        </draw:connector>
        <draw:connector draw:style-name="gr38" draw:text-style-name="P7" draw:layer="layout" draw:type="line" svg:x1="68.4cm" svg:y1="22.301cm" svg:x2="69.9cm" svg:y2="21.65cm" draw:start-shape="id100" draw:start-glue-point="1" draw:end-shape="id97" draw:end-glue-point="6" svg:d="M68400 22301l1500-651" svg:viewBox="0 0 1501 652">
          <text:p/>
        </draw:connector>
        <draw:g xml:id="id100" draw:id="id100">
          <draw:g>
            <draw:custom-shape draw:style-name="gr16" draw:text-style-name="P10" draw:layer="layout" svg:width="0.8cm" svg:height="0.3cm" svg:x="65.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3">-0.0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1" draw:id="id101">
          <draw:g>
            <draw:custom-shape draw:style-name="gr16" draw:text-style-name="P10" draw:layer="layout" svg:width="0.8cm" svg:height="0.3cm" svg:x="65.299cm" svg:y="27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xml:id="id102" draw:id="id102" draw:layer="layout" draw:type="line" svg:x1="66.949cm" svg:y1="27.398cm" svg:x2="67.8cm" svg:y2="29.4cm" draw:start-shape="id101" draw:start-glue-point="2" svg:d="M66949 27398l851 2002" svg:viewBox="0 0 852 2003">
          <text:p/>
        </draw:connector>
        <draw:connector draw:style-name="gr28" draw:text-style-name="P14" draw:layer="layout" draw:type="curve" draw:line-skew="-11.153cm" svg:x1="72.8cm" svg:y1="25.999cm" svg:x2="55.601cm" svg:y2="10.799cm" draw:start-shape="id98" draw:start-glue-point="7" draw:end-shape="id60" draw:end-glue-point="6" svg:d="M72800 25999c0-10575-17199-2975-17199-15200" svg:viewBox="0 0 17200 15201">
          <text:p/>
        </draw:connector>
        <draw:connector draw:style-name="gr39" draw:text-style-name="P14" draw:layer="layout" draw:type="curve" svg:x1="65.698cm" svg:y1="10.798cm" svg:x2="72.849cm" svg:y2="21.3cm" draw:start-shape="id60" draw:start-glue-point="4" draw:end-shape="id98" draw:end-glue-point="0" svg:d="M65698 10798c0 8029 7151 2779 7151 10502" svg:viewBox="0 0 7152 10503">
          <text:p text:style-name="P9"><text:span text:style-name="T8">Key</text:span></text:p>
        </draw:connector>
        <draw:connector draw:style-name="gr28" draw:text-style-name="P14" draw:layer="layout" draw:type="curve" draw:line-skew="-6.4cm" svg:x1="43.251cm" svg:y1="80.201cm" svg:x2="67.8cm" svg:y2="29.4cm" draw:start-shape="id28" draw:start-glue-point="4" draw:end-shape="id102" draw:end-glue-point="3" svg:d="M43251 80201c0-47701 24549-22301 24549-50801" svg:viewBox="0 0 24550 50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0T17:40:20.248000000</dc:date>
    <meta:editing-duration>P1DT7H31M23S</meta:editing-duration>
    <meta:editing-cycles>197</meta:editing-cycles>
    <meta:print-date>2017-04-10T14:16:38.188000000</meta:print-date>
    <meta:document-statistic meta:object-count="1163"/>
  </office:meta>
</office:document-meta>
</file>